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b60" officeooo:paragraph-rsid="0012db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num, n, bitstatus;</text:p>
      <text:p text:style-name="Standard"/>
      <text:p text:style-name="Standard"><text:s text:c="4"/>printf("Enter any number: ");</text:p>
      <text:p text:style-name="Standard"/>
      <text:p text:style-name="Standard"><text:s text:c="4"/>scanf("%d", &amp;num);</text:p>
      <text:p text:style-name="Standard"><text:s text:c="4"/></text:p>
      <text:p text:style-name="Standard"><text:s text:c="4"/>printf ("Enter nth bit to check (0-31):");</text:p>
      <text:p text:style-name="Standard"/>
      <text:p text:style-name="Standard"><text:s text:c="4"/>scanf ("%d", &amp;n);</text:p>
      <text:p text:style-name="Standard"/>
      <text:p text:style-name="Standard"><text:s text:c="4"/>bitstatus = (num&gt;&gt;n) &amp; 1;</text:p>
      <text:p text:style-name="Standard"><text:s text:c="4"/></text:p>
      <text:p text:style-name="Standard"><text:s text:c="8"/>printf("The %d bit is set to %d ",n, bitstatus);</text:p>
      <text:p text:style-name="Standard"><text:s text:c="4"/>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Output</text:span> <text:s/><text:span text:style-name="T4">:</text:span></text:p>
      <text:p text:style-name="P1"><text:span text:style-name="T4"/></text:p>
      <text:p text:style-name="P1"><text:span text:style-name="T4"/></text:p>
      <text:p text:style-name="P1"><text:span text:style-name="T4">Enter any number: 44</text:span></text:p>
      <text:p text:style-name="P1"><text:span text:style-name="T4">Enter nth bit to check (0-31):44</text:span></text:p>
      <text:p text:style-name="P1"><text:span text:style-name="T4">The 44 bit is set to 0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5:06:38.912823805</meta:creation-date>
    <dc:date>2022-09-08T15:08:46.392911683</dc:date>
    <meta:editing-duration>PT2M7S</meta:editing-duration>
    <meta:editing-cycles>1</meta:editing-cycles>
    <meta:document-statistic meta:table-count="0" meta:image-count="0" meta:object-count="0" meta:page-count="1" meta:paragraph-count="19" meta:word-count="61" meta:character-count="372" meta:non-whitespace-character-count="277"/>
    <meta:generator>LibreOffice/6.4.7.2$Linux_X86_64 LibreOffice_project/40$Build-2</meta:generator>
  </office:meta>
</office:document-meta>
</file>